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roman"/>
    <style:font-face style:name="Times New Roman5" svg:font-family="'Times New Roman'" style:font-family-generic="roman"/>
    <style:font-face style:name="TimesNewRomanPSMT" svg:font-family="TimesNewRomanPSMT" style:font-family-generic="roman"/>
    <style:font-face style:name="Arial1" svg:font-family="Arial" style:font-family-generic="swiss"/>
    <style:font-face style:name="Consolas" svg:font-family="Consolas" style:font-adornments="Regular" style:font-family-generic="modern" style:font-pitch="fixed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MS Mincho" svg:font-family="'MS Mincho', 'ＭＳ 明朝'" style:font-family-generic="roman" style:font-pitch="fixed"/>
    <style:font-face style:name="Courier New" svg:font-family="'Courier New'" style:font-family-generic="swiss" style:font-pitch="fixed"/>
    <style:font-face style:name="CMU Serif" svg:font-family="'CMU Serif'" style:font-adornments="Italic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Bold" style:font-family-generic="roman" style:font-pitch="variable"/>
    <style:font-face style:name="Cooper Md BT" svg:font-family="'Cooper Md BT'" style:font-adornments="Regular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ver_20_Body">
      <style:paragraph-properties fo:margin-left="0cm" fo:margin-right="0cm" fo:text-align="center" style:justify-single-word="false" fo:text-indent="0cm" style:auto-text-indent="false"/>
      <style:text-properties fo:language="ro" fo:country="RO"/>
    </style:style>
    <style:style style:name="P2" style:family="paragraph" style:parent-style-name="Cover_20_Body">
      <style:paragraph-properties fo:margin-left="0cm" fo:margin-right="0cm" fo:text-align="center" style:justify-single-word="false" fo:text-indent="0cm" style:auto-text-indent="false"/>
      <style:text-properties fo:language="ro" fo:country="RO" officeooo:paragraph-rsid="0013da26"/>
    </style:style>
    <style:style style:name="P3" style:family="paragraph" style:parent-style-name="Cover_20_Body">
      <style:paragraph-properties fo:margin-left="0cm" fo:margin-right="0cm" fo:text-align="center" style:justify-single-word="false" fo:text-indent="0cm" style:auto-text-indent="false"/>
      <style:text-properties fo:language="ro" fo:country="RO" officeooo:rsid="001e5efd" officeooo:paragraph-rsid="001e5efd"/>
    </style:style>
    <style:style style:name="P4" style:family="paragraph" style:parent-style-name="Cover_20_Body">
      <style:paragraph-properties fo:margin-left="0cm" fo:margin-right="0cm" fo:text-align="center" style:justify-single-word="false" fo:text-indent="0cm" style:auto-text-indent="false"/>
      <style:text-properties style:text-position="0% 100%" fo:language="ro" fo:country="RO"/>
    </style:style>
    <style:style style:name="P5" style:family="paragraph" style:parent-style-name="Header_20_right">
      <style:text-properties fo:language="ro" fo:country="RO" officeooo:paragraph-rsid="0056ba94"/>
    </style:style>
    <style:style style:name="P6" style:family="paragraph" style:parent-style-name="Header_20_left">
      <style:text-properties fo:language="ro" fo:country="RO" officeooo:paragraph-rsid="0056ba94"/>
    </style:style>
    <style:style style:name="P7" style:family="paragraph" style:parent-style-name="Footer">
      <style:paragraph-properties fo:text-align="end" style:justify-single-word="false"/>
      <style:text-properties fo:language="ro" fo:country="RO"/>
    </style:style>
    <style:style style:name="P8" style:family="paragraph" style:parent-style-name="Footer">
      <style:paragraph-properties fo:text-align="start" style:justify-single-word="false"/>
      <style:text-properties fo:language="ro" fo:country="RO"/>
    </style:style>
    <style:style style:name="P9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color="#666666" fo:font-size="11pt" fo:language="ro" fo:country="RO" style:font-size-asian="11pt" style:font-size-complex="11pt"/>
    </style:style>
    <style:style style:name="P10" style:family="paragraph" style:parent-style-name="Header">
      <style:text-properties fo:color="#666666" fo:language="ro" fo:country="RO"/>
    </style:style>
    <style:style style:name="P11" style:family="paragraph" style:parent-style-name="Cover_20_Body">
      <style:text-properties fo:language="ro" fo:country="RO"/>
    </style:style>
    <style:style style:name="P12" style:family="paragraph" style:parent-style-name="Cover_20_Body">
      <style:text-properties fo:language="ro" fo:country="RO" officeooo:paragraph-rsid="001e9135"/>
    </style:style>
    <style:style style:name="P13" style:family="paragraph" style:parent-style-name="Cover_20_Body">
      <style:text-properties fo:language="ro" fo:country="RO" officeooo:rsid="0012067c" officeooo:paragraph-rsid="001e9135"/>
    </style:style>
    <style:style style:name="P14" style:family="paragraph" style:parent-style-name="Cover_20_Body">
      <style:text-properties fo:language="ro" fo:country="RO" officeooo:rsid="0013da26"/>
    </style:style>
    <style:style style:name="P15" style:family="paragraph" style:parent-style-name="Cover_20_Body">
      <style:paragraph-properties fo:text-align="end" style:justify-single-word="false"/>
      <style:text-properties fo:language="ro" fo:country="RO" officeooo:rsid="0013da26" officeooo:paragraph-rsid="0013da26"/>
    </style:style>
    <style:style style:name="P16" style:family="paragraph" style:parent-style-name="Cover_20_Body">
      <style:paragraph-properties fo:text-align="end" style:justify-single-word="false"/>
      <style:text-properties officeooo:paragraph-rsid="0013da26"/>
    </style:style>
    <style:style style:name="P17" style:family="paragraph" style:parent-style-name="Title">
      <style:text-properties fo:language="ro" fo:country="RO" officeooo:rsid="010ef703" officeooo:paragraph-rsid="010ef703"/>
    </style:style>
    <style:style style:name="P18" style:family="paragraph" style:parent-style-name="Cover_20_Body" style:master-page-name="Coperta">
      <style:paragraph-properties style:page-number="auto"/>
    </style:style>
    <style:style style:name="T1" style:family="text">
      <style:text-properties officeooo:rsid="0013da26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1033d38" style:font-size-asian="11pt" style:font-size-complex="11pt"/>
    </style:style>
    <style:style style:name="T4" style:family="text">
      <style:text-properties fo:font-size="11pt" officeooo:rsid="004dfa89" style:font-size-asian="11pt" style:font-size-complex="11pt"/>
    </style:style>
    <style:style style:name="T5" style:family="text">
      <style:text-properties fo:font-size="11pt" officeooo:rsid="00973494" style:font-size-asian="11pt" style:font-size-complex="11pt"/>
    </style:style>
    <style:style style:name="T6" style:family="text">
      <style:text-properties fo:language="ro" fo:country="RO"/>
    </style:style>
    <style:style style:name="T7" style:family="text">
      <style:text-properties fo:language="ro" fo:country="RO" officeooo:rsid="0012067c"/>
    </style:style>
    <style:style style:name="T8" style:family="text">
      <style:text-properties fo:language="ro" fo:country="RO" officeooo:rsid="0023b43b"/>
    </style:style>
    <style:style style:name="T9" style:family="text">
      <style:text-properties fo:language="ro" fo:country="RO" officeooo:rsid="0013da26"/>
    </style:style>
    <style:style style:name="T10" style:family="text">
      <style:text-properties officeooo:rsid="0012067c"/>
    </style:style>
    <style:style style:name="T11" style:family="text">
      <style:text-properties officeooo:rsid="00156d84"/>
    </style:style>
    <style:style style:name="T12" style:family="text">
      <style:text-properties officeooo:rsid="0023b43b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officeooo:rsid="00156d84"/>
    </style:style>
    <style:style style:name="T15" style:family="text">
      <style:text-properties officeooo:rsid="010f9857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Tabelul"/>
        <text:sequence-decl text:display-outline-level="1" text:separation-character="." text:name="Figura"/>
      </text:sequence-decls>
      <text:p text:style-name="P18"><text:span text:style-name="T6">UNIVERSITATEA TEHNICĂ „Gheorghe Asachi” </text:span><text:span text:style-name="T7">din</text:span><text:span text:style-name="T6"> IAȘI</text:span></text:p>
      <text:p text:style-name="P11">FACULTATEA DE <text:span text:style-name="T10">AUTOMATICĂ ȘI CALCULATOARE</text:span></text:p>
      <text:p text:style-name="P12">DOMENIUL: …<text:span text:style-name="T10">………</text:span></text:p>
      <text:p text:style-name="P13">SPECIALIZAREA: …………</text:p>
      <text:p text:style-name="P1"/>
      <text:p text:style-name="P1"/>
      <text:p text:style-name="P1"/>
      <text:p text:style-name="P1"/>
      <text:p text:style-name="P4"/>
      <text:p text:style-name="P4"/>
      <text:p text:style-name="P1"/>
      <text:p text:style-name="P1"/>
      <text:p text:style-name="P17">LUCRARE DE <text:span text:style-name="T15">DIPLOMĂ</text:span></text:p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4"><text:span text:style-name="T13">Coordonator </text:span><text:span text:style-name="T14">șt</text:span>iin<text:span text:style-name="T11">ț</text:span>ific</text:p>
      <text:p text:style-name="P11"><text:span text:style-name="T12">[</text:span>Titlul academic Prenume Nume<text:span text:style-name="T12">]</text:span></text:p>
      <text:p text:style-name="P15">Absolvent<text:tab/></text:p>
      <text:p text:style-name="P16"><text:span text:style-name="T8">[</text:span><text:span text:style-name="T9">Prenume Nume</text:span><text:span text:style-name="T8">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roman"/>
    <style:font-face style:name="Times New Roman5" svg:font-family="'Times New Roman'" style:font-family-generic="roman"/>
    <style:font-face style:name="TimesNewRomanPSMT" svg:font-family="TimesNewRomanPSMT" style:font-family-generic="roman"/>
    <style:font-face style:name="Arial1" svg:font-family="Arial" style:font-family-generic="swiss"/>
    <style:font-face style:name="Consolas" svg:font-family="Consolas" style:font-adornments="Regular" style:font-family-generic="modern" style:font-pitch="fixed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MS Mincho" svg:font-family="'MS Mincho', 'ＭＳ 明朝'" style:font-family-generic="roman" style:font-pitch="fixed"/>
    <style:font-face style:name="Courier New" svg:font-family="'Courier New'" style:font-family-generic="swiss" style:font-pitch="fixed"/>
    <style:font-face style:name="CMU Serif" svg:font-family="'CMU Serif'" style:font-adornments="Italic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Bold" style:font-family-generic="roman" style:font-pitch="variable"/>
    <style:font-face style:name="Cooper Md BT" svg:font-family="'Cooper Md BT'" style:font-adornments="Regular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o" fo:country="RO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o" fo:country="R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ff0000"/>
    </style:style>
    <style:style style:name="Heading" style:family="paragraph" style:parent-style-name="Text_20_body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cm" loext:contextual-spacing="false" fo:line-height="100%" fo:text-align="justify" style:justify-single-word="false" style:page-number="auto"/>
      <style:text-properties style:text-outline="false" style:text-line-through-style="none" style:text-line-through-type="none" fo:font-size="12pt" style:text-blink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Text_20_body" style:class="extra">
      <style:paragraph-properties fo:margin-top="0cm" fo:margin-bottom="0.4cm" loext:contextual-spacing="false" fo:text-align="center" style:justify-single-word="false" text:number-lines="false" text:line-number="0"/>
      <style:text-properties fo:font-size="12pt" fo:font-style="normal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Text_20_body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_20_indent" style:default-outline-level="1" style:class="text" style:master-page-name="">
      <style:paragraph-properties fo:margin-left="1.251cm" fo:margin-right="0cm" fo:margin-top="0.423cm" fo:margin-bottom="0.423cm" loext:contextual-spacing="false" fo:text-indent="0cm" style:auto-text-indent="false" style:page-number="auto" fo:break-before="page" style:shadow="none" text:number-lines="true" text:line-number="0">
        <style:tab-stops>
          <style:tab-stop style:position="0.76cm"/>
        </style:tab-stops>
      </style:paragraph-properties>
      <style:text-properties fo:color="#004586" style:font-name="Times New Roman1" fo:font-family="'Times New Roman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_20_indent" style:default-outline-level="2" style:class="text" style:master-page-name="">
      <loext:graphic-properties draw:fill="none" draw:fill-color="#729fcf"/>
      <style:paragraph-properties fo:margin-left="1.251cm" fo:margin-right="0cm" fo:margin-top="0.42cm" fo:margin-bottom="0.21cm" loext:contextual-spacing="false" fo:text-indent="0cm" style:auto-text-indent="false" style:page-number="auto" fo:background-color="transparent" style:shadow="none">
        <style:tab-stops/>
      </style:paragraph-properties>
      <style:text-properties fo:color="#004586" style:font-name="Times New Roman2" fo:font-family="'Times New Roman'" style:font-style-name="Italic" style:font-family-generic="roman" style:font-pitch="variable"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default-outline-level="3" style:class="text" style:master-page-name="">
      <style:paragraph-properties fo:margin-left="1.251cm" fo:margin-right="0cm" fo:margin-top="0.42cm" fo:margin-bottom="0.21cm" loext:contextual-spacing="false" fo:text-indent="0cm" style:auto-text-indent="false" style:page-number="auto"/>
      <style:text-properties fo:color="#004586" style:font-name="Times New Roman3" fo:font-family="'Times New Roman'" style:font-style-name="Bold Italic" style:font-family-generic="roman" style:font-pitch="variable" fo:font-size="13pt" fo:font-style="normal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1.251cm" fo:margin-right="0cm" fo:margin-top="0.42cm" fo:margin-bottom="0.21cm" loext:contextual-spacing="false" fo:line-height="100%" fo:text-indent="0cm" style:auto-text-indent="false" style:page-number="auto"/>
      <style:text-properties fo:color="#004586" style:font-name="Times New Roman4" fo:font-family="'Times New Roman'" style:font-style-name="Regular" style:font-family-generic="roman" style:font-pitch="variable" fo:font-size="12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Text_20_body" style:class="extra" style:master-page-name="">
      <style:paragraph-properties fo:line-height="110%" fo:text-align="center" style:justify-single-word="false" style:page-number="auto" text:number-lines="false" text:line-number="0"/>
      <style:text-properties fo:font-size="12pt"/>
    </style:style>
    <style:style style:name="Tabelul" style:family="paragraph" style:parent-style-name="Caption" style:next-style-name="Text_20_body" style:master-page-name="">
      <style:paragraph-properties fo:margin-top="0.21cm" fo:margin-bottom="0cm" loext:contextual-spacing="false" style:page-number="auto"/>
      <style:text-properties fo:color="#004586" fo:font-size="11pt"/>
    </style:style>
    <style:style style:name="Figura" style:family="paragraph" style:parent-style-name="Caption" style:master-page-name="">
      <style:paragraph-properties fo:margin-top="0cm" fo:margin-bottom="0cm" loext:contextual-spacing="false" style:page-number="auto"/>
      <style:text-properties fo:color="#004586" fo:font-size="11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63cm" loext:contextual-spacing="false" fo:text-indent="0cm" style:auto-text-indent="false" text:number-lines="false" text:line-number="0"/>
      <style:text-properties style:font-name="Times New Roman1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loext:graphic-properties draw:fill="none" draw:fill-color="#729fcf"/>
      <style:paragraph-properties fo:margin-left="0cm" fo:margin-right="0cm" fo:margin-top="0cm" fo:margin-bottom="0cm" loext:contextual-spacing="false" fo:line-height="115%" fo:text-indent="0cm" style:auto-text-indent="false" fo:background-color="transparent">
        <style:tab-stops>
          <style:tab-stop style:position="16.501cm" style:type="right" style:leader-style="dotted" style:leader-text="."/>
        </style:tab-stops>
      </style:paragraph-properties>
      <style:text-properties fo:font-weight="normal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line-height="115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15%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fo:break-before="auto" fo:break-after="auto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1cm" fo:margin-right="0cm" fo:margin-top="0cm" fo:margin-bottom="0.101cm" loext:contextual-spacing="false" fo:line-height="100%" fo:text-align="justify" style:justify-single-word="false" fo:keep-together="always" fo:text-indent="-1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fo:font-size="11pt"/>
    </style:style>
    <style:style style:name="Frame_20_contents" style:display-name="Frame contents" style:family="paragraph" style:parent-style-name="Text_20_body" style:class="extra">
      <style:paragraph-properties fo:margin-left="0cm" fo:margin-right="0cm" fo:text-align="center" style:justify-single-word="false" fo:text-indent="0cm" style:auto-text-indent="false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weight-asian="bold" style:font-weight-complex="bold"/>
    </style:style>
    <style:style style:name="Footnote" style:family="paragraph" style:parent-style-name="Text_20_body" style:class="extra" style:master-page-name="">
      <style:paragraph-properties fo:margin-left="0.499cm" fo:margin-right="0cm" fo:margin-top="0cm" fo:margin-bottom="0cm" loext:contextual-spacing="false" fo:text-align="justify" style:justify-single-word="false" fo:keep-together="always" fo:text-indent="-0.499cm" style:auto-text-indent="false" style:page-number="auto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Heading_20_5" style:display-name="Heading 5" style:family="paragraph" style:parent-style-name="Heading" style:next-style-name="Text_20_body_20_indent" style:default-outline-level="5" style:class="text" style:master-page-name="">
      <style:paragraph-properties fo:margin-left="1.251cm" fo:margin-right="0cm" fo:margin-top="0.42cm" fo:margin-bottom="0.21cm" loext:contextual-spacing="false" fo:text-indent="0cm" style:auto-text-indent="false" style:page-number="auto"/>
      <style:text-properties fo:color="#004586" style:font-name="Times New Roman3" fo:font-family="'Times New Roman'" style:font-style-name="Bold Italic" style:font-family-generic="roman" style:font-pitch="variable" fo:font-size="13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1.251cm" fo:margin-right="0cm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1.251cm" fo:margin-right="0cm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Text_20_body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ext" style:family="paragraph" style:parent-style-name="Caption" style:class="extra"/>
    <style:style style:name="List_20_1" style:display-name="List 1" style:family="paragraph" style:parent-style-name="List" style:class="list">
      <style:paragraph-properties fo:margin-left="0.635cm" fo:margin-right="0cm" fo:margin-top="0.21cm" fo:margin-bottom="0.21cm" loext:contextual-spacing="false" fo:text-indent="-0.635cm" style:auto-text-indent="false"/>
    </style:style>
    <style:style style:name="Table" style:family="paragraph" style:hidden="true" style:parent-style-name="Caption" style:class="extra"/>
    <style:style style:name="No_20_Spacing" style:display-name="No Spacing" style:family="paragraph">
      <style:paragraph-properties fo:margin-left="0cm" fo:margin-right="0cm" fo:margin-top="0cm" fo:margin-bottom="0cm" loext:contextual-spacing="false" fo:line-height="130%" fo:text-align="start" style:justify-single-word="false" fo:text-indent="0cm" style:auto-text-indent="false" style:text-autospace="ideograph-alpha" style:vertical-align="auto"/>
      <style:text-properties style:font-name="Times New Roman" fo:font-family="'Times New Roman'" style:font-family-generic="roman" style:font-pitch="variable" fo:font-size="12pt" style:font-name-asian="MS Mincho" style:font-family-asian="'MS Mincho', 'ＭＳ 明朝'" style:font-family-generic-asian="roman" style:font-pitch-asian="fixed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 loext:contextual-spacing="false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loext:contextual-spacing="false" fo:text-indent="0cm" style:auto-text-indent="false"/>
    </style:style>
    <style:style style:name="Address" style:family="paragraph" style:parent-style-name="Standard" style:next-style-name="Standard">
      <style:paragraph-properties fo:margin-top="0cm" fo:margin-bottom="0cm" loext:contextual-spacing="false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margin-top="0cm" fo:margin-bottom="0cm" loext:contextual-spacing="false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 loext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11cm 0.035cm 0.011cm" fo:padding="0cm" fo:border-left="none" fo:border-right="none" fo:border-top="1.59pt double #000000" fo:border-bottom="none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11cm 0.035cm 0.011cm" fo:padding="0cm" fo:border-left="none" fo:border-right="none" fo:border-top="none" fo:border-bottom="1.59pt double #000000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 text:display="none"/>
    </style:style>
    <style:style style:name="Code" style:family="paragraph" style:parent-style-name="Text_20_body" style:master-page-name="">
      <loext:graphic-properties draw:fill="none" draw:fill-color="#729fcf"/>
      <style:paragraph-properties fo:margin-top="0.21cm" fo:margin-bottom="0.21cm" loext:contextual-spacing="true" style:page-number="auto" fo:background-color="transparent" fo:padding-left="0.42cm" fo:padding-right="0.42cm" fo:padding-top="0.21cm" fo:padding-bottom="0.21cm" fo:border="0.06pt solid #b3b3b3" style:shadow="none">
        <style:tab-stops>
          <style:tab-stop style:position="0.64cm"/>
        </style:tab-stops>
      </style:paragraph-properties>
      <style:text-properties style:font-name="Cooper Md BT" fo:font-family="'Cooper Md BT'" style:font-style-name="Regular" style:font-family-generic="roman" style:font-pitch="variable" fo:font-size="11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style:font-name="Cambria" fo:font-family="Cambria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Cover_20_Body" style:display-name="Cover Body" style:family="paragraph">
      <style:paragraph-properties fo:margin-left="0.42cm" fo:margin-right="0cm" fo:line-height="125%" fo:text-indent="0cm" style:auto-text-indent="false"/>
      <style:text-properties fo:font-size="18pt"/>
    </style:style>
    <style:style style:name="Header_20_right" style:display-name="Header right" style:family="paragraph" style:parent-style-name="Text_20_body" style:class="extra" style:master-page-name="">
      <style:paragraph-properties fo:margin-left="0cm" fo:margin-right="0cm" fo:text-align="end" style:justify-single-word="false" fo:text-indent="0cm" style:auto-text-indent="false" style:page-number="auto" fo:padding="0.049cm" fo:border-left="none" fo:border-right="none" fo:border-top="none" fo:border-bottom="0.2pt solid #000000" style:shadow="none" text:number-lines="false" text:line-number="0">
        <style:tab-stops>
          <style:tab-stop style:position="0.64cm" style:type="right"/>
        </style:tab-stops>
      </style:paragraph-properties>
      <style:text-properties fo:color="#000000"/>
    </style:style>
    <style:style style:name="Header_20_left" style:display-name="Header left" style:family="paragraph" style:parent-style-name="Text_20_body" style:class="extra">
      <style:paragraph-properties fo:margin-left="0cm" fo:margin-right="0cm" fo:text-align="start" style:justify-single-word="false" fo:text-indent="0cm" style:auto-text-indent="false" fo:padding="0.049cm" fo:border-left="none" fo:border-right="none" fo:border-top="none" fo:border-bottom="0.2pt solid #000000" style:shadow="none" text:number-lines="false" text:line-number="0">
        <style:tab-stops>
          <style:tab-stop style:position="0.64cm"/>
        </style:tab-stops>
      </style:paragraph-properties>
      <style:text-properties fo:color="#000000"/>
    </style:style>
    <style:style style:name="Text_20_Box" style:display-name="Text Box" style:family="paragraph" style:parent-style-name="Text_20_body" style:default-outline-level="" style:list-style-name="" style:master-page-name="">
      <style:paragraph-properties style:page-number="auto">
        <style:tab-stops/>
      </style:paragraph-properties>
      <style:text-properties fo:text-transform="uppercase" style:font-name="Consolas" fo:font-family="Consolas" style:font-style-name="Regular" style:font-family-generic="modern" style:font-pitch="fixed" fo:font-size="12pt"/>
    </style:style>
    <style:style style:name="Declaratie" style:family="paragraph">
      <style:paragraph-properties fo:line-height="125%" fo:text-align="justify" style:justify-single-word="false"/>
      <style:text-properties fo:font-size="13pt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fo:font-size="12pt" style:font-size-asian="12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2.04pt outset #004586" style:shadow="none" text:number-lines="false" text:line-number="0" style:join-border="false"/>
      <style:text-properties fo:font-size="6pt" style:font-size-asian="6pt" style:font-size-complex="6pt"/>
    </style:style>
    <style:style style:name="Contents_20_5" style:display-name="Contents 5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cm" fo:margin-right="0cm" fo:text-indent="1.27cm" style:auto-text-indent="false"/>
    </style:style>
    <style:style style:name="Numbering_20_Symbols" style:display-name="Numbering Symbols" style:family="text"/>
    <style:style style:name="Footnote_20_Symbol" style:display-name="Foot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Times New Roman2" fo:font-family="'Times New Roman'" style:font-style-name="Italic" style:font-family-generic="roman" style:font-pitch="variable" fo:font-style="italic" fo:background-color="transparent" style:font-name-asian="NSimSun" style:font-family-asian="NSimSun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font-style="normal" style:text-underline-style="none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Heading_20_1_20_Char" style:display-name="Heading 1 Char" style:family="text" style:parent-style-name="Default_20_Paragraph_20_Font">
      <style:text-properties style:font-name="Cambria1" fo:font-family="Cambria" style:font-family-generic="roman" style:font-pitch="variable" fo:font-size="18pt" style:font-name-asian="Cambria1" style:font-family-asian="Cambria" style:font-family-generic-asian="roman" style:font-pitch-asian="variable" style:font-size-asian="18pt" style:font-name-complex="Cambria1" style:font-family-complex="Cambria" style:font-family-generic-complex="roman" style:font-pitch-complex="variable" style:font-size-complex="18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5pt" style:font-name-asian="Times New Roman" style:font-family-asian="'Times New Roman'" style:font-family-generic-asian="roman" style:font-pitch-asian="variable" style:font-size-asian="15pt" style:font-name-complex="Times New Roman" style:font-family-complex="'Times New Roman'" style:font-family-generic-complex="roman" style:font-pitch-complex="variable" style:font-size-complex="15pt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Times New Roman" style:font-family-complex="'Times New Roman'" style:font-family-generic-complex="roman" style:font-pitch-complex="variable" style:font-size-complex="14pt" style:font-style-complex="italic"/>
    </style:style>
    <style:style style:name="Heading_20_4_20_Char" style:display-name="Heading 4 Char" style:family="text" style:parent-style-name="Default_20_Paragraph_20_Font">
      <style:text-properties style:font-name="Times New Roman" fo:font-family="'Times New Roman'" style:font-family-generic="roman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Times New Roman" style:font-family-complex="'Times New Roman'" style:font-family-generic-complex="roman" style:font-pitch-complex="variable" style:font-size-complex="14pt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o_20_Spacing_20_Char" style:display-name="No Spacing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MS Mincho" style:font-family-asian="'MS Mincho', 'ＭＳ 明朝'" style:font-family-generic-asian="roman" style:font-pitch-asian="fixed" style:font-size-asian="12pt" style:font-name-complex="Times New Roman" style:font-family-complex="'Times New Roman'" style:font-family-generic-complex="roman" style:font-pitch-complex="variable" style:font-size-complex="12pt"/>
    </style:style>
    <style:style style:name="CITE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swiss" style:font-pitch="fixed" fo:font-size="10pt" fo:font-weight="bold" style:font-name-asian="Courier New" style:font-family-asian="'Courier New'" style:font-family-generic-asian="swiss" style:font-pitch-asian="fixed" style:font-size-asian="10pt" style:font-weight-asian="bold" style:font-name-complex="Courier New" style:font-family-complex="'Courier New'" style:font-family-generic-complex="swiss" style:font-pitch-complex="fixed" style:font-size-complex="10pt" style:font-weight-complex="bold"/>
    </style:style>
    <style:style style:name="Sample" style:family="text"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Typewriter" style:family="text"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Variable" style:family="text">
      <style:text-properties style:font-name="Liberation Serif" fo:font-family="'Liberation Serif'" style:font-style-name="Italic" style:font-family-generic="roman" style:font-pitch="variable" fo:font-style="italic" fo:background-color="transparent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OOoComputerCode" style:family="text">
      <style:text-properties fo:color="#000000" style:font-name="Consolas" fo:font-family="Consolas" style:font-style-name="Regular" style:font-family-generic="modern" style:font-pitch="fixed" fo:font-size="11pt" fo:background-color="transparent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FORMULA" style:display-name="_FORMULA" style:family="text">
      <style:text-properties style:font-name="CMU Serif" fo:font-family="'CMU Serif'" style:font-style-name="Italic" style:font-family-generic="roman" style:font-pitch="variable" fo:font-style="italic" fo:font-weight="normal" fo:background-color="transparent"/>
    </style:style>
    <style:style style:name="Biblio_20_Default" style:display-name="Biblio Default" style:family="text">
      <style:text-properties fo:font-size="11pt"/>
    </style:style>
    <style:style style:name="Biblio_20_Title" style:display-name="Biblio Title" style:family="text" style:parent-style-name="Biblio_20_Default">
      <style:text-properties fo:font-style="italic"/>
    </style:style>
    <style:style style:name="Index_20_Link" style:display-name="Index Link" style:family="text"/>
    <style:style style:name="_5f_ENGLISH" style:display-name="_ENGLISH" style:family="text" style:parent-style-name="Drop_20_Caps">
      <style:text-properties fo:language="en" fo:country="US" fo:font-style="italic" fo:background-color="transparent"/>
    </style:style>
    <style:style style:name="Drop_20_Caps" style:display-name="Drop Caps" style:family="text"/>
    <style:style style:name="Graphics" style:family="graphic">
      <style:graphic-properties text:anchor-type="paragraph" svg:x="0cm" svg:y="0cm" fo:margin-top="0cm" fo:margin-bottom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cm" fo:margin-right="0cm" fo:margin-top="0.21cm" fo:margin-bottom="0.21cm" style:wrap="none" style:vertical-pos="top" style:vertical-rel="paragraph-content" style:horizontal-pos="center" style:horizontal-rel="page-content" fo:padding="0cm" fo:border="none" style:shadow="none" draw:shadow-opacity="100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Capitolul " style:num-suffix="." style:num-format="1">
        <style:list-level-properties text:list-level-position-and-space-mode="label-alignment">
          <style:list-level-label-alignment text:label-followed-by="space" fo:text-indent="-0.51cm" fo:margin-left="1.27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0.51cm" fo:margin-left="1.27cm"/>
        </style:list-level-properties>
      </text:outline-level-style>
      <text:outline-level-style text:level="3" style:num-prefix=" " style:num-suffix="." style:num-format="1" text:display-levels="3">
        <style:list-level-properties text:list-level-position-and-space-mode="label-alignment">
          <style:list-level-label-alignment text:label-followed-by="space" fo:text-indent="-0.51cm" fo:margin-left="1.27cm"/>
        </style:list-level-properties>
      </text:outline-level-style>
      <text:outline-level-style text:level="4" style:num-prefix=" " style:num-suffix="." style:num-format="1" text:display-levels="4">
        <style:list-level-properties text:list-level-position-and-space-mode="label-alignment">
          <style:list-level-label-alignment text:label-followed-by="space" fo:text-indent="-0.51cm" fo:margin-left="1.27cm"/>
        </style:list-level-properties>
      </text:outline-level-style>
      <text:outline-level-style text:level="5" style:num-prefix="Anexa " style:num-suffix="." style:num-format="1">
        <style:list-level-properties text:list-level-position-and-space-mode="label-alignment">
          <style:list-level-label-alignment text:label-followed-by="space" fo:text-indent="-0.51cm" fo:margin-left="1.27cm"/>
        </style:list-level-properties>
      </text:outline-level-style>
      <text:outline-level-style text:level="6" style:num-prefix=" " style:num-suffix="." style:num-format="1">
        <style:list-level-properties text:list-level-position-and-space-mode="label-alignment">
          <style:list-level-label-alignment text:label-followed-by="space" fo:text-indent="-0.51cm" fo:margin-left="1.27cm"/>
        </style:list-level-properties>
      </text:outline-level-style>
      <text:outline-level-style text:level="7" style:num-prefix=" " style:num-suffix="." style:num-format="1">
        <style:list-level-properties text:list-level-position-and-space-mode="label-alignment">
          <style:list-level-label-alignment text:label-followed-by="space" fo:text-indent="-0.51cm" fo:margin-left="1.27cm"/>
        </style:list-level-properties>
      </text:outline-level-style>
      <text:outline-level-style text:level="8" style:num-prefix=" " style:num-suffix="." style:num-format="1">
        <style:list-level-properties text:list-level-position-and-space-mode="label-alignment">
          <style:list-level-label-alignment text:label-followed-by="space" fo:text-indent="-0.51cm" fo:margin-left="1.27cm"/>
        </style:list-level-properties>
      </text:outline-level-style>
      <text:outline-level-style text:level="9" style:num-prefix=" " style:num-suffix="." style:num-format="1">
        <style:list-level-properties text:list-level-position-and-space-mode="label-alignment">
          <style:list-level-label-alignment text:label-followed-by="space" fo:text-indent="-0.51cm" fo:margin-left="1.27cm"/>
        </style:list-level-properties>
      </text:outline-level-style>
      <text:outline-level-style text:level="10" style:num-prefix=" " style:num-suffix="." style:num-format="1">
        <style:list-level-properties text:list-level-position-and-space-mode="label-alignment">
          <style:list-level-label-alignment text:label-followed-by="space" fo:text-indent="-0.51cm" fo:margin-left="1.27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508cm" fo:margin-left="2.54cm"/>
        </style:list-level-properties>
      </text:list-level-style-number>
      <text:list-level-style-number text:level="2" text:style-name="Numbering_20_Symbols" style:num-suffix=")." style:num-format="a">
        <style:list-level-properties text:list-level-position-and-space-mode="label-alignment">
          <style:list-level-label-alignment text:label-followed-by="listtab" text:list-tab-stop-position="3.175cm" fo:text-indent="-0.508cm" fo:margin-left="3.17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508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508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508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3.048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508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508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508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508cm" fo:margin-left="8.255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─">
        <style:list-level-properties text:list-level-position-and-space-mode="label-alignment">
          <style:list-level-label-alignment text:label-followed-by="listtab" text:list-tab-stop-position="2.54cm" fo:text-indent="-0.508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3.175cm" fo:text-indent="-0.381cm" fo:margin-left="3.175cm"/>
        </style:list-level-properties>
        <style:text-properties fo:font-family="'Times New Roman'" style:font-style-name="Regular" style:font-family-generic="roman"/>
      </text:list-level-style-bullet>
      <text:list-level-style-bullet text:level="3" text:style-name="Numbering_20_Symbols" text:bullet-char="◦">
        <style:list-level-properties text:list-level-position-and-space-mode="label-alignment">
          <style:list-level-label-alignment text:label-followed-by="listtab" text:list-tab-stop-position="3.81cm" fo:text-indent="-0.381cm" fo:margin-left="3.81cm"/>
        </style:list-level-properties>
        <style:text-properties fo:font-family="'Times New Roman'" style:font-style-name="Regular" style:font-family-generic="roman"/>
      </text:list-level-style-bullet>
      <text:list-level-style-bullet text:level="4" text:style-name="Numbering_20_Symbols" text:bullet-char="▪">
        <style:list-level-properties text:list-level-position-and-space-mode="label-alignment">
          <style:list-level-label-alignment text:label-followed-by="listtab" text:list-tab-stop-position="4.445cm" fo:text-indent="-0.254cm" fo:margin-left="4.445cm"/>
        </style:list-level-properties>
        <style:text-properties fo:font-family="'Times New Roman'" style:font-style-name="Regular" style:font-family-generic="roman"/>
      </text:list-level-style-bullet>
      <text:list-level-style-bullet text:level="5" text:style-name="Numbering_20_Symbols" text:bullet-char="▫">
        <style:list-level-properties text:list-level-position-and-space-mode="label-alignment">
          <style:list-level-label-alignment text:label-followed-by="listtab" text:list-tab-stop-position="5.08cm" fo:text-indent="-0.381cm" fo:margin-left="5.08cm"/>
        </style:list-level-properties>
        <style:text-properties fo:font-family="'Times New Roman'" style:font-style-name="Regular" style:font-family-generic="roman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5.715cm" fo:text-indent="-0.381cm" fo:margin-left="5.715cm"/>
        </style:list-level-properties>
        <style:text-properties fo:font-family="'Times New Roman'" style:font-style-name="Regular" style:font-family-generic="roman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6.35cm" fo:text-indent="-0.381cm" fo:margin-left="6.35cm"/>
        </style:list-level-properties>
        <style:text-properties fo:font-family="'Times New Roman'" style:font-style-name="Regular" style:font-family-generic="roman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6.985cm" fo:text-indent="-0.381cm" fo:margin-left="6.985cm"/>
        </style:list-level-properties>
        <style:text-properties fo:font-family="'Times New Roman'" style:font-style-name="Regular" style:font-family-generic="roman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7.62cm" fo:text-indent="-0.381cm" fo:margin-left="7.62cm"/>
        </style:list-level-properties>
        <style:text-properties fo:font-family="'Times New Roman'" style:font-style-name="Regular" style:font-family-generic="roman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8.255cm" fo:text-indent="-0.381cm" fo:margin-left="8.255cm"/>
        </style:list-level-properties>
        <style:text-properties fo:font-family="'Times New Roman'" style:font-style-name="Regular" style:font-family-generic="roman"/>
      </text:list-level-style-bullet>
    </text:list-style>
    <text:list-style style:name="List_20_2" style:display-name="List 2">
      <text:list-level-style-bullet text:level="1" text:style-name="Numbering_20_Symbols" text:bullet-char="─">
        <style:list-level-properties text:list-level-position-and-space-mode="label-alignment">
          <style:list-level-label-alignment text:label-followed-by="listtab" text:list-tab-stop-position="2.54cm" fo:text-indent="-0.508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2" text:style-name="Numbering_20_Symbols" text:bullet-char="─">
        <style:list-level-properties text:list-level-position-and-space-mode="label-alignment">
          <style:list-level-label-alignment text:label-followed-by="listtab" text:list-tab-stop-position="3.175cm" fo:text-indent="-0.508cm" fo:margin-left="3.175cm"/>
        </style:list-level-properties>
        <style:text-properties fo:font-family="'Times New Roman'" style:font-style-name="Regular" style:font-family-generic="roman"/>
      </text:list-level-style-bullet>
      <text:list-level-style-bullet text:level="3" text:style-name="Numbering_20_Symbols" text:bullet-char="─">
        <style:list-level-properties text:list-level-position-and-space-mode="label-alignment">
          <style:list-level-label-alignment text:label-followed-by="listtab" text:list-tab-stop-position="3.81cm" fo:text-indent="-0.508cm" fo:margin-left="3.81cm"/>
        </style:list-level-properties>
        <style:text-properties fo:font-family="'Times New Roman'" style:font-style-name="Regular" style:font-family-generic="roman"/>
      </text:list-level-style-bullet>
      <text:list-level-style-bullet text:level="4" text:style-name="Numbering_20_Symbols" text:bullet-char="─">
        <style:list-level-properties text:list-level-position-and-space-mode="label-alignment">
          <style:list-level-label-alignment text:label-followed-by="listtab" text:list-tab-stop-position="4.445cm" fo:text-indent="-0.508cm" fo:margin-left="4.445cm"/>
        </style:list-level-properties>
        <style:text-properties fo:font-family="'Times New Roman'" style:font-style-name="Regular" style:font-family-generic="roman"/>
      </text:list-level-style-bullet>
      <text:list-level-style-bullet text:level="5" text:style-name="Numbering_20_Symbols" text:bullet-char="─">
        <style:list-level-properties text:list-level-position-and-space-mode="label-alignment">
          <style:list-level-label-alignment text:label-followed-by="listtab" text:list-tab-stop-position="2.54cm" fo:text-indent="-0.508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6" text:style-name="Numbering_20_Symbols" text:bullet-char="─">
        <style:list-level-properties text:list-level-position-and-space-mode="label-alignment">
          <style:list-level-label-alignment text:label-followed-by="listtab" text:list-tab-stop-position="2.54cm" fo:text-indent="-0.508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7" text:style-name="Numbering_20_Symbols" text:bullet-char="─">
        <style:list-level-properties text:list-level-position-and-space-mode="label-alignment">
          <style:list-level-label-alignment text:label-followed-by="listtab" text:list-tab-stop-position="2.54cm" fo:text-indent="-0.508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8" text:style-name="Numbering_20_Symbols" text:bullet-char="─">
        <style:list-level-properties text:list-level-position-and-space-mode="label-alignment">
          <style:list-level-label-alignment text:label-followed-by="listtab" text:list-tab-stop-position="2.54cm" fo:text-indent="-0.508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9" text:style-name="Numbering_20_Symbols" text:bullet-char="─">
        <style:list-level-properties text:list-level-position-and-space-mode="label-alignment">
          <style:list-level-label-alignment text:label-followed-by="listtab" text:list-tab-stop-position="2.54cm" fo:text-indent="-0.508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10" text:style-name="Numbering_20_Symbols" text:bullet-char="─">
        <style:list-level-properties text:list-level-position-and-space-mode="label-alignment">
          <style:list-level-label-alignment text:label-followed-by="listtab" text:list-tab-stop-position="2.54cm" fo:text-indent="-0.508cm" fo:margin-left="2.54cm"/>
        </style:list-level-properties>
        <style:text-properties fo:font-family="'Times New Roman'" style:font-style-name="Regular" style:font-family-generic="roman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Cover_20_Body">
      <style:paragraph-properties fo:margin-left="0cm" fo:margin-right="0cm" fo:text-align="center" style:justify-single-word="false" fo:text-indent="0cm" style:auto-text-indent="false"/>
      <style:text-properties fo:language="ro" fo:country="RO" officeooo:paragraph-rsid="0013da26"/>
    </style:style>
    <style:style style:name="MP2" style:family="paragraph" style:parent-style-name="Header_20_right">
      <style:text-properties fo:language="ro" fo:country="RO" officeooo:paragraph-rsid="0056ba94"/>
    </style:style>
    <style:style style:name="MP3" style:family="paragraph" style:parent-style-name="Header_20_left">
      <style:text-properties fo:language="ro" fo:country="RO" officeooo:paragraph-rsid="0056ba94"/>
    </style:style>
    <style:style style:name="MP4" style:family="paragraph" style:parent-style-name="Footer">
      <style:paragraph-properties fo:text-align="end" style:justify-single-word="false"/>
      <style:text-properties fo:language="ro" fo:country="RO"/>
    </style:style>
    <style:style style:name="MP5" style:family="paragraph" style:parent-style-name="Footer">
      <style:paragraph-properties fo:text-align="start" style:justify-single-word="false"/>
      <style:text-properties fo:language="ro" fo:country="RO"/>
    </style:style>
    <style:style style:name="MP6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color="#666666" fo:font-size="11pt" fo:language="ro" fo:country="RO" style:font-size-asian="11pt" style:font-size-complex="11pt"/>
    </style:style>
    <style:style style:name="MP7" style:family="paragraph" style:parent-style-name="Header">
      <style:text-properties fo:color="#666666" fo:language="ro" fo:country="RO"/>
    </style:style>
    <style:style style:name="MT1" style:family="text">
      <style:text-properties officeooo:rsid="010f9857"/>
    </style:style>
    <style:style style:name="MT2" style:family="text">
      <style:text-properties fo:font-size="11pt" style:font-size-asian="11pt" style:font-size-complex="11pt"/>
    </style:style>
    <style:style style:name="MT3" style:family="text">
      <style:text-properties fo:font-size="11pt" officeooo:rsid="01033d38" style:font-size-asian="11pt" style:font-size-complex="11pt"/>
    </style:style>
    <style:style style:name="MT4" style:family="text">
      <style:text-properties fo:font-size="11pt" officeooo:rsid="004dfa89" style:font-size-asian="11pt" style:font-size-complex="11pt"/>
    </style:style>
    <style:style style:name="MT5" style:family="text">
      <style:text-properties fo:font-size="11pt" officeooo:rsid="00973494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 style:page-usage="mirrored">
      <style:page-layout-properties fo:page-width="21.001cm" fo:page-height="29.7cm" style:num-format="I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2.499cm" fo:margin-bottom="2.499cm" fo:margin-left="2.499cm" fo:margin-right="2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10" style:page-usage="right">
      <style:page-layout-properties fo:page-width="21.001cm" fo:page-height="29.7cm" style:num-format="" style:print-orientation="portrait" fo:margin-top="2cm" fo:margin-bottom="2cm" fo:margin-left="2.499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Coperta" style:page-layout-name="Mpm3" style:next-style-name="Declaratie">
      <style:footer>
        <text:p text:style-name="MP1">Iași, 201<text:span text:style-name="MT1">7</text:span></text:p>
      </style:footer>
    </style:master-page>
    <style:master-page style:name="Cuprins" style:page-layout-name="Mpm4"/>
    <style:master-page style:name="Text_20_body" style:display-name="Text body" style:page-layout-name="Mpm5">
      <style:header>
        <text:p text:style-name="MP2"><text:span text:style-name="MT2"><text:chapter text:display="number-and-name" text:outline-level="1"/></text:span><text:span text:style-name="MT3"><text:tab/></text:span></text:p>
      </style:header>
      <style:header-left>
        <text:p text:style-name="MP3"><text:span text:style-name="MT3"><text:tab/></text:span><text:span text:style-name="MT3">[P</text:span><text:span text:style-name="MT4">r</text:span><text:span text:style-name="MT3">enumele </text:span><text:span text:style-name="MT5">și </text:span><text:span text:style-name="MT3">Numele autorului]</text:span></text:p>
      </style:header-left>
      <style:footer>
        <text:p text:style-name="MP4"><text:page-number text:select-page="current">0</text:page-number></text:p>
      </style:footer>
      <style:footer-left>
        <text:p text:style-name="MP5"><text:page-number text:select-page="current">0</text:page-number> </text:p>
      </style:footer-left>
    </style:master-page>
    <style:master-page style:name="References" style:page-layout-name="Mpm6"/>
    <style:master-page style:name="First_20_Page" style:display-name="First Page" style:page-layout-name="Mpm7" style:next-style-name="Standard"/>
    <style:master-page style:name="Index" style:page-layout-name="Mpm7"/>
    <style:master-page style:name="Declaratie" style:page-layout-name="Mpm8" style:next-style-name="Cuprins"/>
    <style:master-page style:name="Motto" style:page-layout-name="Mpm9" style:next-style-name="Cuprins">
      <style:header>
        <text:p text:style-name="MP6">Motto</text:p>
        <text:p text:style-name="MP7"/>
      </style:header>
    </style:master-page>
    <style:master-page style:name="Rezumat" style:page-layout-name="Mpm10"/>
    <style:master-page style:name="Right_20_Page" style:display-name="Right Page" style:page-layout-name="Mpm11" style:next-style-name="Left_20_Page"/>
    <style:master-page style:name="Left_20_Page" style:display-name="Left Page" style:page-layout-name="Mpm12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1-17T16:34:00</meta:creation-date>
    <meta:generator>LibreOffice/5.1.5.2$Windows_X86_64 LibreOffice_project/7a864d8825610a8c07cfc3bc01dd4fce6a9447e5</meta:generator>
    <meta:editing-duration>P5DT6H57M22S</meta:editing-duration>
    <meta:editing-cycles>226</meta:editing-cycles>
    <dc:date>2017-06-27T13:54:43.822000000</dc:date>
    <meta:print-date>2014-05-05T17:43:31.734000000</meta:print-date>
    <meta:document-statistic meta:table-count="0" meta:image-count="0" meta:object-count="0" meta:page-count="1" meta:paragraph-count="15" meta:word-count="36" meta:character-count="266" meta:non-whitespace-character-count="240"/>
  </office:meta>
</office:document-meta>
</file>